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No Necrons Events implemented so I can not test i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392857142857143" calcext:value-type="float">
            <text:p>0.392857142857143</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30">00/00/0000</text:date>, <text:time style:data-style-name="N2" text:time-value="11:39:21.186196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30T14:23:13.777725800</dc:date>
    <meta:editing-duration>P6DT1H27M1S</meta:editing-duration>
    <meta:editing-cycles>223</meta:editing-cycles>
    <meta:generator>LibreOffice/25.2.2.2$Windows_X86_64 LibreOffice_project/7370d4be9e3cf6031a51beef54ff3bda878e3fac</meta:generator>
    <meta:document-statistic meta:table-count="1" meta:cell-count="973" meta:object-count="0"/>
  </office:meta>
</office:document-meta>
</file>